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 bola" svg:font-family="'Sim bola'"/>
  </office:font-face-decls>
  <office:automatic-styles>
    <style:style style:name="P1" style:family="paragraph" style:parent-style-name="Standard">
      <style:text-properties style:font-name="Sim bola" fo:font-size="18pt" officeooo:rsid="0014218b" officeooo:paragraph-rsid="0014218b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rothy Mary fue una química británicaque identifico las estructuras tridimensionales de los cristal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 bola" svg:font-family="'Sim bola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09:31:46.315035097</meta:creation-date>
    <dc:date>2023-02-08T09:33:48.962115331</dc:date>
    <meta:editing-duration>PT2M2S</meta:editing-duration>
    <meta:editing-cycles>1</meta:editing-cycles>
    <meta:document-statistic meta:table-count="0" meta:image-count="0" meta:object-count="0" meta:page-count="1" meta:paragraph-count="1" meta:word-count="13" meta:character-count="102" meta:non-whitespace-character-count="90"/>
    <meta:generator>LibreOffice/7.2.2.2$Linux_X86_64 LibreOffice_project/20$Build-2</meta:generator>
  </office:meta>
</office:document-meta>
</file>